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" svg:font-family="'Droid Sans', Arial, Verdana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.088cm" loext:contextual-spacing="false" fo:orphans="2" fo:widows="2" fo:text-indent="0cm" style:auto-text-indent="false" fo:padding="0cm" fo:border="none"/>
    </style:style>
    <style:style style:name="P3" style:family="paragraph" style:parent-style-name="Text_20_body" style:list-style-name="L1">
      <style:paragraph-properties fo:margin-left="0cm" fo:margin-right="0cm" fo:margin-top="0cm" fo:margin-bottom="0.088cm" loext:contextual-spacing="false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333333" style:font-name="Droid Sans" fo:font-size="6.5pt" fo:letter-spacing="normal" fo:font-style="normal" fo:font-weight="normal"/>
    </style:style>
    <style:style style:name="T2" style:family="text">
      <style:text-properties fo:font-variant="normal" fo:text-transform="none" fo:color="#333333" style:font-name="Droid Sans" fo:font-size="6.5pt" fo:letter-spacing="normal" fo:font-style="normal" fo:font-weight="normal" loext:padding="0cm" loext:border="none"/>
    </style:style>
    <text:list-style style:name="L1">
      <text:list-level-style-bullet text:level="1" text:style-name="Bullet_20_Symbols" style:num-suffix="." text:bullet-char="•">
        <style:list-level-properties text:space-before="0.176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071559863" text:style-name="L1">
        <text:list-item>
          <text:p text:style-name="P1"><text:span text:style-name="Strong_20_Emphasis"><text:span text:style-name="T2">Membresía Standard</text:span></text:span><text:span text:style-name="T1">: incluye todas las Salas Tradicionales a nivel nacional. Costo: Sencilla (Titular) $ 186.00 12 meses / $ 2,232.00 pago único. Doble (Titular y acompañante) $ 333.00 12 meses / $ 3,996.00 pago único.</text:span></text:p>
        </text:list-item>
        <text:list-item>
          <text:p text:style-name="P1"><text:span text:style-name="Strong_20_Emphasis"><text:span text:style-name="T2">Membresía Premium</text:span></text:span><text:span text:style-name="T1">: incluye las Salas Tradicionales + Salas Digitales 3D a nivel nacional. Costo: Sencilla (Titular) $ 282.00 12 meses / $ 3,384.00 pago único. Doble (Titular y acompañante) $ 506.00 12 meses / $ 6,072.00 pago único.</text:span></text:p>
        </text:list-item>
        <text:list-item>
          <text:p text:style-name="P1"><text:span text:style-name="Strong_20_Emphasis"><text:span text:style-name="T2">Membresía VIP</text:span></text:span><text:span text:style-name="T1">: incluye todas las Salas VIP, VIP 3D, IMAX, Digital 3D, Macro XE, Sala PLUUS y Tradicionales a nivel nacional. Costo: Sencilla (Titular) $ 373.00 12 meses / $ 4,476.00 pago único. Doble (Titular y acompañante) $ 672.00 12 meses / $ 8,064.00 pago único.</text:span></text:p>
        </text:list-item>
        <text:list-item>
          <text:p text:style-name="P3"><text:span text:style-name="T1">Las salas 4DX y Sala Junior no aplican para ninguna categoría de Membresía Cinépolis.</text:span></text:p>
        </text:list-item>
      </text:list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" svg:font-family="'Droid Sans', Arial, Verdana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8T05:43:16.146000000</meta:creation-date>
    <dc:date>2018-04-08T05:44:04.800000000</dc:date>
    <meta:editing-duration>PT50S</meta:editing-duration>
    <meta:editing-cycles>1</meta:editing-cycles>
    <meta:document-statistic meta:table-count="0" meta:image-count="0" meta:object-count="0" meta:page-count="1" meta:paragraph-count="4" meta:word-count="137" meta:character-count="803" meta:non-whitespace-character-count="674"/>
    <meta:generator>LibreOffice/6.0.2.1$Windows_X86_64 LibreOffice_project/f7f06a8f319e4b62f9bc5095aa112a65d2f3ac89</meta:generator>
  </office:meta>
</office:document-meta>
</file>